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8.426cm" table:align="left"/>
    </style:style>
    <style:style style:name="Таблица1.A" style:family="table-column">
      <style:table-column-properties style:column-width="8.426cm"/>
    </style:style>
    <style:style style:name="Таблица1.A1" style:family="table-cell">
      <style:table-cell-properties fo:padding="0.097cm" fo:border-left="none" fo:border-right="none" fo:border-top="none" fo:border-bottom="0.002cm solid #000000"/>
    </style:style>
    <style:style style:name="Таблица2" style:family="table">
      <style:table-properties style:width="17.055cm" fo:margin-left="-0.056cm" fo:margin-right="0.004cm" fo:break-before="auto" fo:break-after="auto" table:align="margins" fo:keep-with-next="always"/>
    </style:style>
    <style:style style:name="Таблица2.A" style:family="table-column">
      <style:table-column-properties style:column-width="8.67cm" style:rel-column-width="33313*"/>
    </style:style>
    <style:style style:name="Таблица2.B" style:family="table-column">
      <style:table-column-properties style:column-width="8.386cm" style:rel-column-width="32222*"/>
    </style:style>
    <style:style style:name="Таблица2.A1" style:family="table-cell">
      <style:table-cell-properties fo:padding="0.097cm" fo:border="none"/>
    </style:style>
    <style:style style:name="Таблица2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language="en" fo:country="US"/>
    </style:style>
    <style:style style:name="P7" style:family="paragraph" style:parent-style-name="Standard">
      <style:paragraph-properties fo:text-align="start" style:justify-single-word="false"/>
      <style:text-properties style:font-name="Arial" fo:language="en" fo:country="US"/>
    </style:style>
    <style:style style:name="P8" style:family="paragraph" style:parent-style-name="Standard">
      <style:text-properties fo:color="#198a8a" style:font-name="Arial1" fo:font-size="10pt" style:font-size-asian="10pt" style:font-size-complex="10pt"/>
    </style:style>
    <style:style style:name="P9" style:family="paragraph" style:parent-style-name="Table_20_Contents"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6pt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2pt" fo:language="en" fo:country="US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125040, Москва, улица Нижняя, дом 14, корпус 1</text:p>
            <text:p text:style-name="P9">ИНН 7805399430/КПП 771401001</text:p>
            <text:p text:style-name="P9">Телефон: +7 495 646-81-29</text:p>
            <text:p text:style-name="P10"/>
          </table:table-cell>
        </table:table-row>
      </table:table>
      <text:p text:style-name="P2"/>
      <text:p text:style-name="P2"/>
      <text:p text:style-name="P2"/>
      <text:p text:style-name="P3">Отчет № <text:span text:style-name="T2">{</text:span>$rep_num<text:span text:style-name="T2">}</text:span> от <text:span text:style-name="T2">{</text:span>$rep_from<text:span text:style-name="T2">}</text:span> г. о выполнении обязательств</text:p>
      <text:p text:style-name="P3">согласно пункту 9 Договора об использовании онлайн сервиса «Безопасная сделка»</text:p>
      <text:p text:style-name="P3">№ <text:span text:style-name="T2">{$cnum}{$ssnum}</text:span> от <text:span text:style-name="T2">{</text:span>$sbr_begin<text:span text:style-name="T2">}</text:span> г.</text:p>
      <text:p text:style-name="P3"/>
      <text:p text:style-name="P3"/>
      <text:p text:style-name="P5">Общество с ограниченной ответственностью «Ваан» <text:s/>в лице генерального директора Тарханова В.О., действующего на основании Устава, далее именуемое «Общество», на основании Договора об использовании онлайн сервиса «Безопасная сделка» № <text:span text:style-name="T2">{</text:span>$cnum<text:span text:style-name="T2">}</text:span> от <text:span text:style-name="T2">{</text:span>$sbr_begin<text:span text:style-name="T2">}</text:span> года, заключенного между Обществом, <text:span text:style-name="T2">{</text:span>$ffio<text:span text:style-name="T2">}</text:span> и <text:span text:style-name="T2">{</text:span>$efio<text:span text:style-name="T2">}</text:span> (далее — «Договор») и Соглашения о выполнении работы и/или оказании услуги с использованием онлайн сервиса «Безопасная сделка» № <text:span text:style-name="T2">{</text:span>$cnum<text:span text:style-name="T2">}</text:span> от <text:span text:style-name="T2">{</text:span>$sbr_begin<text:span text:style-name="T2">}</text:span> года, заключенного между <text:span text:style-name="T2">{</text:span>$ffio<text:span text:style-name="T2">}</text:span> и <text:span text:style-name="T2">{</text:span>$efio<text:span text:style-name="T2">}</text:span> рассмотрело обращение <text:span text:style-name="T2">{$ifio}</text:span>, (далее — «Соглашение») направленное согласно:</text:p>
      <text:p text:style-name="P4"/>
      <text:p text:style-name="P6">{$init}</text:p>
      <text:p text:style-name="P6"/>
      <text:p text:style-name="P6">Основанием обращения послужили следующие обстоятельства. Между Заказчиком ({$efio}) и Исполнителем ({$ffio}) заключено Соглашение, а также между Заказчиком ({$efio}) и Исполнителем ({$ffio}) и Обществом заключен Договор.</text:p>
      <text:p text:style-name="P4"/>
      <text:p text:style-name="P4">В соответствии с условиями Соглашения и Договора между Заказчиком и Исполнителем было согласовано Техническое задание. На основании Технического задания Исполнитель обязался выполнить:</text:p>
      <text:p text:style-name="P4"/>
      <text:p text:style-name="P4"><text:span text:style-name="T2">{</text:span>$stage_name<text:span text:style-name="T2">}</text:span></text:p>
      <text:p text:style-name="P4">в срок <text:span text:style-name="T2">{</text:span>$stage_work_days<text:span text:style-name="T2">}</text:span></text:p>
      <text:p text:style-name="P4">за <text:span text:style-name="T2">{</text:span>$stage_cost<text:span text:style-name="T2">}</text:span></text:p>
      <text:p text:style-name="P4"/>
      <text:p text:style-name="P6">{$result}</text:p>
      <text:p text:style-name="_24_fper100"/>
      <text:p text:style-name="_24_fper100">Следовательно, на основании п. 6.1.3 Договора Общество должно Осуществить оплату стоимости работы Исполнителю. В акте об оказании услуг Общество необходимо будет указать, что на основании Отчета Отчет № {$rep_num} от {$rep_from} г. о выполнении обязательств согласно пункту 9 Договора об использовании онлайн сервиса «Безопасная сделка» № {$cnum}{$ssnum} от {$sbr_begin} года и на основании п. 6.1.3 Договора об использовании онлайн сервиса «Безопасная сделка» № {$cnum}{$ssnum} от {$sbr_begin} года Общество должно Осуществить оплату стоимости работы Исполнителю: </text:p>
      <text:p text:style-name="_24_fper100">{$cffio}, 100% от суммы по Договору № {$cnum}{$ssnum} от {$sbr_begin} года{$fsums}, способ оплаты {$fcsys}.</text:p>
      <text:p text:style-name="_24_eper100"/>
      <text:p text:style-name="_24_eper100">Следовательно, на основании п. 7.1.3 Договора Общество должно Осуществить <text:soft-page-break/>возврат Стоимости работы Работодателю. В акте об оказании услуг Общество необходимо будет указать, что на основании Отчета Отчет № {$rep_num} от {$rep_from} г. о выполнении обязательств согласно пункту 9 Договора об использовании онлайн сервиса «Безопасная сделка» № {$cnum}{$ssnum} от {$sbr_begin} года и на основании п. п. 7.1.3 Договора об использовании онлайн сервиса «Безопасная сделка» № {$cnum}{$ssnum} от {$sbr_begin} года Общество должно Осуществить возврат Стоимости работы Работодателю: </text:p>
      <text:p text:style-name="_24_eper100">{$cefio}, 100% от суммы по Договору № {$cnum}{$ssnum} от {$sbr_begin} года, {$esums_not_reqv}</text:p>
      <text:p text:style-name="_24_rastorg"/>
      <text:p text:style-name="_24_rastorg">Следовательно, на основании п. 7.1.4 Договора Общество должно Осуществить возврат Стоимости работы Работодателю. В акте об оказании услуг Общество необходимо будет указать, что на основании Отчета Отчет № {$rep_num} от {$rep_from} г. о выполнении обязательств согласно пункту 9 Договора об использовании онлайн сервиса «Безопасная сделка» № {$cnum}{$ssnum} от {$sbr_begin} года и на основании п. 7.1.4 Договора об использовании онлайн сервиса «Безопасная сделка» № {$cnum}{$ssnum} от {$sbr_begin} года Общество должно Осуществить возврат Стоимости работы Работодателю: </text:p>
      <text:p text:style-name="_24_rastorg">{$cefio}, 100% от суммы по Договору № {$cnum}{$ssnum} от {$sbr_begin} года, {$esums_not_reqv}</text:p>
      <text:p text:style-name="P6"/>
      <text:p text:style-name="P7">Возврат работодателю: {$ess}</text:p>
      <text:p text:style-name="P6"/>
      <text:p text:style-name="P6">{$fss}</text:p>
      <text:p text:style-name="P6"/>
      <text:p text:style-name="P6">{$payout_method}</text:p>
      <text:p text:style-name="P6"/>
      <text:p text:style-name="P6">Во избежание сомнений, Общество не несет ответственности за принятие любого решения (или его последствия) в результате анализа соответствия результата Работы Соглашению и Техническому заданию на основании обращения, сделанного в порядке, предусмотренном п. 9 Договора, так как само принятие такого решения (а не его содержание) является обязанностью Общества (п. 11.2 Договора).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Генеральный директор ООО «Ваан»</text:p>
          </table:table-cell>
          <table:table-cell table:style-name="Таблица2.A1" office:value-type="string">
            <text:p text:style-name="P14">/<text:span text:style-name="T1">Тарханов В.О.</text:span>/</text:p>
          </table:table-cell>
        </table:table-row>
        <table:table-row>
          <table:table-cell table:style-name="Таблица2.A2" office:value-type="string">
            <text:p text:style-name="P12">Председатель арбитражной комиссии</text:p>
          </table:table-cell>
          <table:table-cell table:style-name="Таблица2.A1" office:value-type="string">
            <text:p text:style-name="P14">/Котова И.В./</text:p>
          </table:table-cell>
        </table:table-row>
        <table:table-row>
          <table:table-cell table:style-name="Таблица2.A1" office:value-type="string">
            <text:p text:style-name="P12">Главный бухгалтер</text:p>
          </table:table-cell>
          <table:table-cell table:style-name="Таблица2.A1" office:value-type="string">
            <text:p text:style-name="P13">/Яцук Е.Г./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_24_fper100" style:display-name="$fper100" style:family="paragraph" style:parent-style-name="Standard" style:class="text">
      <style:paragraph-properties fo:text-align="justify" style:justify-single-word="false"/>
      <style:text-properties style:font-name="Arial" fo:language="en" fo:country="US"/>
    </style:style>
    <style:style style:name="_24_eper100" style:display-name="$eper100" style:family="paragraph" style:parent-style-name="Standard" style:class="text">
      <style:paragraph-properties fo:text-align="justify" style:justify-single-word="false"/>
      <style:text-properties style:font-name="Arial" fo:language="en" fo:country="US"/>
    </style:style>
    <style:style style:name="_24_rastorg" style:display-name="$rastorg" style:family="paragraph" style:parent-style-name="Standard" style:class="text">
      <style:paragraph-properties fo:text-align="justify" style:justify-single-word="false"/>
      <style:text-properties style:font-name="Arial" fo:language="en" fo:country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1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8T13:14:15.39</meta:creation-date>
    <dc:date>2013-03-06T11:47:09.41</dc:date>
    <meta:editing-duration>PT1H28M43S</meta:editing-duration>
    <meta:editing-cycles>29</meta:editing-cycles>
    <meta:generator>OpenOffice.org/3.4.1$Win32 OpenOffice.org_project/341m1$Build-9593</meta:generator>
    <meta:document-statistic meta:table-count="2" meta:image-count="0" meta:object-count="0" meta:page-count="2" meta:paragraph-count="30" meta:word-count="498" meta:character-count="3879"/>
  </office:meta>
</office:document-meta>
</file>